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T171" style:parent-style-name="DefaultParagraphFont" style:family="text">
      <style:text-properties style:font-name="Liberation Serif" fo:font-size="12pt" style:font-size-asian="12pt" style:font-size-complex="12pt" fo:background-color="#FFFF00" fo:language="en" fo:country="GB"/>
    </style:style>
    <style:style style:name="T172" style:parent-style-name="DefaultParagraphFont" style:family="text">
      <style:text-properties style:font-name="Liberation Serif" fo:font-size="12pt" style:font-size-asian="12pt" style:font-size-complex="12pt" fo:language="en" fo:country="GB"/>
    </style:style>
    <style:style style:name="P173"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6"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7"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2" style:parent-style-name="Normal1" style:family="paragraph">
      <style:text-properties style:font-name="Liberation Serif" fo:font-size="12pt" style:font-size-asian="12pt" style:font-size-complex="12pt" fo:language="en" fo:country="GB"/>
    </style:style>
    <style:style style:name="P183" style:parent-style-name="Normal1" style:family="paragraph">
      <style:text-properties style:font-name="Liberation Serif" fo:font-size="12pt" style:font-size-asian="12pt" style:font-size-complex="12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7" style:parent-style-name="Normal1" style:family="paragraph">
      <style:paragraph-properties fo:text-align="justify"/>
    </style:style>
    <style:style style:name="T18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8" style:parent-style-name="Normal1" style:family="paragraph">
      <style:paragraph-properties fo:text-align="justify"/>
    </style:style>
    <style:style style:name="T1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fo:font-size="12pt" style:font-size-asian="12pt" style:font-size-complex="12pt" fo:language="en" fo:country="GB"/>
    </style:style>
    <style:style style:name="T201" style:parent-style-name="DefaultParagraphFont" style:family="text">
      <style:text-properties style:font-name="Liberation Serif" fo:font-size="12pt" style:font-size-asian="12pt" style:font-size-complex="12pt" fo:language="en" fo:country="GB"/>
    </style:style>
    <style:style style:name="T202" style:parent-style-name="DefaultParagraphFont" style:family="text">
      <style:text-properties style:font-name="Liberation Serif" fo:font-size="12pt" style:font-size-asian="12pt" style:font-size-complex="12pt" fo:language="en" fo:country="GB"/>
    </style:style>
    <style:style style:name="T203" style:parent-style-name="DefaultParagraphFont" style:family="text">
      <style:text-properties style:font-name="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T208" style:parent-style-name="DefaultParagraphFont" style:family="text">
      <style:text-properties style:font-name="Liberation Serif" style:font-name-complex="Liberation Serif" fo:font-size="12pt" style:font-size-asian="12pt" style:font-size-complex="12pt"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P213" style:parent-style-name="Normal1" style:family="paragraph">
      <style:paragraph-properties fo:text-align="justify"/>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fo:font-size="12pt" style:font-size-asian="12pt" style:font-size-complex="12pt" fo:language="en" fo:country="GB"/>
    </style:style>
    <style:style style:name="T219" style:parent-style-name="DefaultParagraphFont" style:family="text">
      <style:text-properties style:font-name="Liberation Serif" fo:font-size="12pt" style:font-size-asian="12pt" style:font-size-complex="12pt" fo:language="en" fo:country="GB"/>
    </style:style>
    <style:style style:name="T220" style:parent-style-name="DefaultParagraphFont" style:family="text">
      <style:text-properties style:font-name="Liberation Serif" fo:font-size="12pt" style:font-size-asian="12pt" style:font-size-complex="12pt" fo:language="en" fo:country="GB"/>
    </style:style>
    <style:style style:name="T221" style:parent-style-name="DefaultParagraphFont" style:family="text">
      <style:text-properties style:font-name="Liberation Serif" fo:font-size="12pt" style:font-size-asian="12pt" style:font-size-complex="12pt" fo:language="en" fo:country="GB"/>
    </style:style>
    <style:style style:name="T222" style:parent-style-name="DefaultParagraphFont" style:family="text">
      <style:text-properties style:font-name="Liberation Serif" fo:font-size="12pt" style:font-size-asian="12pt" style:font-size-complex="12pt" fo:language="en" fo:country="GB"/>
    </style:style>
    <style:style style:name="T223" style:parent-style-name="DefaultParagraphFont" style:family="text">
      <style:text-properties style:font-name="Liberation Serif" fo:font-size="12pt" style:font-size-asian="12pt" style:font-size-complex="12pt" fo:language="en" fo:country="GB"/>
    </style:style>
    <style:style style:name="T224" style:parent-style-name="DefaultParagraphFont" style:family="text">
      <style:text-properties style:font-name="Liberation Serif" fo:font-size="12pt" style:font-size-asian="12pt" style:font-size-complex="12pt" fo:language="en" fo:country="GB"/>
    </style:style>
    <style:style style:name="P225" style:parent-style-name="Normal1" style:family="paragraph">
      <style:paragraph-properties fo:text-align="justify"/>
      <style:text-properties fo:language="en" fo:country="GB"/>
    </style:style>
    <style:style style:name="P226"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2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style>
    <style:style style:name="T2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Internetlink"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style>
    <style:style style:name="T2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T267" style:parent-style-name="Internetlink" style:family="text">
      <style:text-properties style:font-name="Liberation Serif" style:font-name-complex="Liberation Serif" fo:font-size="12pt" style:font-size-asian="12pt" style:font-size-complex="12pt"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T279" style:parent-style-name="Internetlink" style:family="text">
      <style:text-properties style:font-name="Liberation Serif" style:font-name-complex="Liberation Serif"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style>
    <style:style style:name="T28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5" style:parent-style-name="DefaultParagraphFont" style:family="text">
      <style:text-properties style:font-name="Liberation Serif" style:font-name-complex="Liberation Serif" fo:font-size="12pt" style:font-size-asian="12pt" style:font-size-complex="12pt"/>
    </style:style>
    <style:style style:name="T286" style:parent-style-name="Hyperlink" style:family="text">
      <style:text-properties style:font-name="Liberation Serif" style:font-name-complex="Liberation Serif" fo:font-size="12pt" style:font-size-asian="12pt" style:font-size-complex="12pt"/>
    </style:style>
    <style:style style:name="T287" style:parent-style-name="DefaultParagraphFont" style:family="text">
      <style:text-properties style:font-name="Liberation Serif" style:font-name-complex="Liberation Serif" fo:font-size="12pt" style:font-size-asian="12pt" style:font-size-complex="12pt"/>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92" style:parent-style-name="Normal1" style:family="paragraph">
      <style:paragraph-properties fo:text-align="justify"/>
    </style:style>
    <style:style style:name="T2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6"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9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9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0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0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fo:margin-top="0.1965in" fo:margin-bottom="0.1104in"/>
    </style:style>
    <style:style style:name="T3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5" style:parent-style-name="Normal1" style:family="paragraph">
      <style:paragraph-properties fo:text-align="justify" fo:margin-bottom="0in" fo:line-height="100%"/>
    </style:style>
    <style:style style:name="T306" style:parent-style-name="DefaultParagraphFont" style:family="text">
      <style:text-properties style:font-name="Liberation Serif" style:font-name-complex="Liberation Serif" fo:font-size="12pt" style:font-size-asian="12pt" style:font-size-complex="12pt" fo:language="en" fo:country="GB"/>
    </style:style>
    <style:style style:name="P307" style:parent-style-name="Normal1" style:family="paragraph">
      <style:paragraph-properties fo:text-align="justify" fo:margin-bottom="0in" fo:line-height="100%"/>
    </style:style>
    <style:style style:name="T308" style:parent-style-name="DefaultParagraphFont" style:family="text">
      <style:text-properties style:font-name="Liberation Serif" style:font-name-complex="Liberation Serif" fo:font-size="10pt" style:font-size-asian="10pt" style:font-size-complex="10pt" fo:language="en" fo:country="GB"/>
    </style:style>
    <style:style style:name="T309" style:parent-style-name="Hyperlink" style:family="text">
      <style:text-properties style:font-name="Liberation Serif" style:font-name-complex="Liberation Serif" fo:font-size="10pt" style:font-size-asian="10pt" style:font-size-complex="10pt" fo:language="en" fo:country="GB"/>
    </style:style>
    <style:style style:name="T310" style:parent-style-name="DefaultParagraphFont" style:family="text">
      <style:text-properties style:font-name="Liberation Serif" style:font-name-complex="Liberation Serif" fo:font-size="10pt" style:font-size-asian="10pt" style:font-size-complex="10pt" fo:language="en" fo:country="GB"/>
    </style:style>
    <style:style style:name="P311"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312" style:parent-style-name="BodyText" style:family="paragraph">
      <style:paragraph-properties fo:text-align="justify" fo:margin-bottom="0in" fo:line-height="100%"/>
    </style:style>
    <style:style style:name="T313"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1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15" style:parent-style-name="BodyText" style:family="paragraph">
      <style:paragraph-properties fo:text-align="justify" fo:margin-bottom="0in" fo:line-height="100%"/>
    </style:style>
    <style:style style:name="T31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1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1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1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0" style:parent-style-name="BodyText" style:family="paragraph">
      <style:paragraph-properties fo:text-align="justify" fo:margin-bottom="0in" fo:line-height="100%"/>
    </style:style>
    <style:style style:name="T32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T3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T3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2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5" style:parent-style-name="BodyText" style:family="paragraph">
      <style:paragraph-properties fo:text-align="justify" fo:margin-bottom="0in" fo:line-height="100%"/>
    </style:style>
    <style:style style:name="T32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2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28"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2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30" style:parent-style-name="BodyText" style:family="paragraph">
      <style:paragraph-properties fo:text-align="justify" fo:margin-bottom="0in" fo:line-height="100%"/>
    </style:style>
    <style:style style:name="T3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32" style:parent-style-name="BodyText" style:family="paragraph">
      <style:paragraph-properties fo:text-align="justify" fo:margin-bottom="0in" fo:line-height="100%"/>
    </style:style>
    <style:style style:name="T333" style:parent-style-name="DefaultParagraphFont" style:family="text">
      <style:text-properties style:font-name="Liberation Serif" style:font-name-complex="Liberation Serif" fo:font-size="12pt" style:font-size-asian="12pt" style:font-size-complex="12pt" fo:language="en" fo:country="GB"/>
    </style:style>
    <style:style style:name="P334" style:parent-style-name="BodyText" style:family="paragraph">
      <style:paragraph-properties fo:text-align="justify" fo:margin-bottom="0in" fo:line-height="100%"/>
    </style:style>
    <style:style style:name="T335" style:parent-style-name="DefaultParagraphFont" style:family="text">
      <style:text-properties style:font-name="Liberation Serif" style:font-name-complex="Liberation Serif" fo:font-size="10pt" style:font-size-asian="10pt" style:font-size-complex="10pt" fo:language="en" fo:country="GB"/>
    </style:style>
    <style:style style:name="T336" style:parent-style-name="Hyperlink" style:family="text">
      <style:text-properties style:font-name="Liberation Serif" style:font-name-complex="Liberation Serif" fo:font-size="10pt" style:font-size-asian="10pt" style:font-size-complex="10pt" fo:language="en" fo:country="GB"/>
    </style:style>
    <style:style style:name="T337" style:parent-style-name="DefaultParagraphFont" style:family="text">
      <style:text-properties style:font-name="Liberation Serif" style:font-name-complex="Liberation Serif" fo:font-size="10pt" style:font-size-asian="10pt" style:font-size-complex="10pt" fo:language="en" fo:country="GB"/>
    </style:style>
    <style:style style:name="P338" style:parent-style-name="BodyText" style:family="paragraph">
      <style:paragraph-properties fo:text-align="justify" fo:margin-bottom="0in" fo:line-height="100%"/>
      <style:text-properties style:font-name="Liberation Serif" style:font-name-complex="Liberation Serif" fo:language="en" fo:country="GB"/>
    </style:style>
    <style:style style:name="P339" style:parent-style-name="BodyText" style:family="paragraph">
      <style:paragraph-properties fo:text-align="justify" fo:margin-bottom="0in" fo:line-height="100%"/>
    </style:style>
    <style:style style:name="T3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2" style:parent-style-name="BodyText" style:family="paragraph">
      <style:paragraph-properties fo:text-align="justify" fo:margin-bottom="0in" fo:line-height="100%"/>
    </style:style>
    <style:style style:name="T343" style:parent-style-name="DefaultParagraphFont" style:family="text">
      <style:text-properties style:font-name="Liberation Serif" style:font-name-complex="Liberation Serif" fo:language="en" fo:country="GB" style:language-asian="it" style:country-asian="IT"/>
    </style:style>
    <style:style style:name="P344" style:parent-style-name="BodyText" style:family="paragraph">
      <style:paragraph-properties fo:text-align="justify" fo:margin-bottom="0in" fo:line-height="100%"/>
    </style:style>
    <style:style style:name="T345" style:parent-style-name="DefaultParagraphFont" style:family="text">
      <style:text-properties style:font-name="Liberation Serif" style:font-name-complex="Liberation Serif" fo:language="en" fo:country="GB"/>
    </style:style>
    <style:style style:name="T346" style:parent-style-name="Hyperlink" style:family="text">
      <style:text-properties style:font-name="Liberation Serif" style:font-name-complex="Liberation Serif" fo:font-size="10pt" style:font-size-asian="10pt" style:font-size-complex="10pt" fo:language="en" fo:country="GB"/>
    </style:style>
    <style:style style:name="T347" style:parent-style-name="DefaultParagraphFont" style:family="text">
      <style:text-properties style:font-name="Liberation Serif" style:font-name-complex="Liberation Serif" fo:language="en" fo:country="GB"/>
    </style:style>
    <style:style style:name="P348" style:parent-style-name="BodyText" style:family="paragraph">
      <style:paragraph-properties fo:text-align="justify" fo:margin-bottom="0in" fo:line-height="100%"/>
      <style:text-properties fo:font-size="12pt" style:font-size-asian="12pt" style:font-size-complex="12pt" fo:language="en" fo:country="GB"/>
    </style:style>
    <style:style style:name="P349" style:parent-style-name="BodyText" style:family="paragraph">
      <style:paragraph-properties fo:text-align="justify" fo:margin-bottom="0in" fo:line-height="100%"/>
    </style:style>
    <style:style style:name="T3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1" style:parent-style-name="BodyText" style:family="paragraph">
      <style:paragraph-properties fo:margin-bottom="0in" fo:line-height="100%"/>
    </style:style>
    <style:style style:name="T352" style:parent-style-name="DefaultParagraphFont" style:family="text">
      <style:text-properties style:font-name="Liberation Serif" style:font-name-complex="Liberation Serif" fo:font-size="12pt" style:font-size-asian="12pt" style:font-size-complex="12pt" fo:language="en" fo:country="GB"/>
    </style:style>
    <style:style style:name="T353" style:parent-style-name="DefaultParagraphFont" style:family="text">
      <style:text-properties style:font-name="Liberation Serif" style:font-name-complex="Liberation Serif" fo:font-size="10pt" style:font-size-asian="10pt" style:font-size-complex="10pt" fo:language="en" fo:country="GB"/>
    </style:style>
    <style:style style:name="T354" style:parent-style-name="Hyperlink" style:family="text">
      <style:text-properties style:font-name="Liberation Serif" style:font-name-complex="Liberation Serif" fo:font-size="10pt" style:font-size-asian="10pt" style:font-size-complex="10pt" fo:language="en" fo:country="GB"/>
    </style:style>
    <style:style style:name="T355" style:parent-style-name="DefaultParagraphFont" style:family="text">
      <style:text-properties style:font-name="Liberation Serif" style:font-name-complex="Liberation Serif" fo:font-size="10pt" style:font-size-asian="10pt" style:font-size-complex="10pt" fo:language="en" fo:country="GB"/>
    </style:style>
    <style:style style:name="P356"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5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58" style:parent-style-name="Normal1" style:family="paragraph">
      <style:paragraph-properties fo:text-align="center" fo:margin-bottom="0in"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359"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360" style:parent-style-name="Normal1"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62" style:parent-style-name="DefaultParagraphFont" style:family="text">
      <style:text-properties style:font-name="Liberation Serif" style:font-name-complex="Liberation Serif" fo:font-size="12pt" style:font-size-asian="12pt" style:font-size-complex="12pt" fo:language="en" fo:country="GB"/>
    </style:style>
    <style:style style:name="T36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64" style:parent-style-name="DefaultParagraphFont" style:family="text">
      <style:text-properties style:font-name="Liberation Serif" style:font-name-complex="Liberation Serif" fo:font-size="12pt" style:font-size-asian="12pt" style:font-size-complex="12pt" fo:language="en" fo:country="GB"/>
    </style:style>
    <style:style style:name="T365" style:parent-style-name="DefaultParagraphFont" style:family="text">
      <style:text-properties style:font-name="Liberation Serif" style:font-name-complex="Liberation Serif" fo:font-size="12pt" style:font-size-asian="12pt" style:font-size-complex="12pt" fo:language="en" fo:country="GB"/>
    </style:style>
    <style:style style:name="T366" style:parent-style-name="DefaultParagraphFont" style:family="text">
      <style:text-properties style:font-name="Liberation Serif" style:font-name-complex="Liberation Serif" fo:font-size="12pt" style:font-size-asian="12pt" style:font-size-complex="12pt" fo:language="en" fo:country="GB"/>
    </style:style>
    <style:style style:name="P367" style:parent-style-name="Normal1" style:family="paragraph">
      <style:paragraph-properties fo:text-align="justify" fo:margin-bottom="0in" fo:line-height="100%"/>
      <style:text-properties fo:language="en" fo:country="GB"/>
    </style:style>
    <style:style style:name="P368" style:parent-style-name="Normal1" style:family="paragraph">
      <style:paragraph-properties fo:text-align="justify" fo:margin-bottom="0in" fo:line-height="100%"/>
    </style:style>
    <style:style style:name="T369" style:parent-style-name="DefaultParagraphFont" style:family="text">
      <style:text-properties style:font-name="Liberation Serif" fo:font-variant="small-caps" fo:font-size="12pt" style:font-size-asian="12pt" style:font-size-complex="12pt" fo:language="en" fo:country="GB"/>
    </style:style>
    <style:style style:name="T370" style:parent-style-name="DefaultParagraphFont" style:family="text">
      <style:text-properties style:font-name="Liberation Serif" fo:font-size="12pt" style:font-size-asian="12pt" style:font-size-complex="12pt" fo:language="en" fo:country="GB"/>
    </style:style>
    <style:style style:name="T371"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72" style:parent-style-name="DefaultParagraphFont" style:family="text">
      <style:text-properties style:font-name="Liberation Serif" fo:font-size="12pt" style:font-size-asian="12pt" style:font-size-complex="12pt" fo:language="en" fo:country="GB"/>
    </style:style>
    <style:style style:name="T373"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74" style:parent-style-name="DefaultParagraphFont" style:family="text">
      <style:text-properties style:font-name="Liberation Serif" fo:font-size="12pt" style:font-size-asian="12pt" style:font-size-complex="12pt" fo:language="en" fo:country="GB"/>
    </style:style>
    <style:style style:name="T375" style:parent-style-name="Internetlink" style:family="text">
      <style:text-properties style:font-name="Liberation Serif" fo:font-size="12pt" style:font-size-asian="12pt" style:font-size-complex="12pt" fo:language="en" fo:country="GB"/>
    </style:style>
    <style:style style:name="T376" style:parent-style-name="DefaultParagraphFont" style:family="text">
      <style:text-properties style:font-name="Liberation Serif" fo:font-size="12pt" style:font-size-asian="12pt" style:font-size-complex="12pt" fo:language="en" fo:country="GB"/>
    </style:style>
    <style:style style:name="P3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7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79"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80" style:parent-style-name="Normal1" style:family="paragraph">
      <style:paragraph-properties fo:text-align="justify"/>
    </style:style>
    <style:style style:name="T381"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text:s/></text:span><text:span text:style-name="T169">analyse</text:span><text:span text:style-name="T170"><text:s/>teams' performance in a more objective and data-driven manner. By doing so, I would probably have been able to base my bets on a comprehensive assessment of the situation rather than relying on</text:span><text:span text:style-name="T171"><text:s/>streaks</text:span><text:span text:style-name="T172"><text:s/>alone.</text:span></text:p>
      <text:p text:style-name="P173"/>
      <text:p text:style-name="P174"/>
      <text:p text:style-name="P175">Competency Questions</text:p>
      <text:p text:style-name="P176"/>
      <text:p text:style-name="P177">1. What the sports bettor believes about betting for his favourite football team victory?</text:p>
      <text:p text:style-name="P178">He believes that, having won the bet several games in a row, is more likely to win again in the next match bet.</text:p>
      <text:p text:style-name="P179">2. What is the main aspect that each football team match bet happened several times in a row share?</text:p>
      <text:p text:style-name="P180">They share the fact of being winning bets.</text:p>
      <text:p text:style-name="P181">3. What have influenced the judgement of the sports bettor?</text:p>
      <text:p text:style-name="P182">The sequence of several winning bets.</text:p>
      <text:p text:style-name="P183"/>
      <text:p text:style-name="P184"/>
      <text:p text:style-name="P185"/>
      <text:soft-page-break/>
      <text:p text:style-name="P186">Classes and properties</text:p>
      <text:p text:style-name="P187"><text:span text:style-name="T188">Classes</text:span><text:span text:style-name="T189">:<text:s/></text:span><text:span text:style-name="T190">Classes</text:span><text:span text:style-name="T191"><text:s/>for the Hot Hand Fallacy Ontology extracted from the user story with the help of Chat GTP</text:span></text:p>
      <text:p text:style-name="P192">1.<text:s/>Activity (Sport Bets): A class representing any activities with random or chance-based outcomes, such as coin flips, dice rolls, lottery draws, or sport<text:s/>bets.<text:s/></text:p>
      <text:p text:style-name="P193">2. Occurrence (Football Team Match Bet): A class representing individual occurrences within a random/chance-based process, like a coin landing on heads or tails, a dice showing a specific number, or a<text:s/>bet for a<text:s/>football<text:s/>team<text:s/>match.</text:p>
      <text:p text:style-name="P194">3. Past Occurrences Series (Football Team Match Bet Series): A series of same recurrent events happened in the past.<text:s/></text:p>
      <text:p text:style-name="P195">4. Participant: a class representing an individual that take part in an Activity<text:s/>with random or chance-based outcomes.</text:p>
      <text:p text:style-name="P196">5.<text:s/>Probability:<text:s/>a class representing the probability of an Event such as a Football Team Match Bet to produce a winning situation.</text:p>
      <text:p text:style-name="P197">6.<text:s/>Victory<text:s/>(Winning Bet): a class representing the victory as an effect<text:s/>of the result of an Event such as a Football Team Match Bet</text:p>
      <text:p text:style-name="P198"><text:span text:style-name="T199">Properties</text:span><text:span text:style-name="T200">:</text:span><text:span text:style-name="T201"><text:s/>Due to their similarity,</text:span><text:span text:style-name="T202"><text:s/></text:span><text:span text:style-name="T203">some of the properties of the<text:s/></text:span><text:span text:style-name="T204">Gambler's Fallacy Ontology have been used for<text:s/></text:span><text:span text:style-name="T205">the Hot Hand Fallacy ontology</text:span><text:span text:style-name="T206"><text:s/>as well.<text:s/></text:span><text:span text:style-name="T207">O</text:span><text:span text:style-name="T208">ther properties have been taken</text:span><text:span text:style-name="T209"><text:s/></text:span><text:span text:style-name="T210">from the Content ODPs shown in “Used Content ODPs”<text:s/></text:span><text:span text:style-name="T211">section</text:span><text:span text:style-name="T212">.</text:span></text:p>
      <text:p text:style-name="P213"><text:span text:style-name="T214">1. hasBelief: a Person who believes that a sequence of past events with the same outcome can change the probability of the outcome of the same event in the future.</text:span></text:p>
      <text:p text:style-name="P215">2. hasBiasedOpinion: a property connecting a Person who has a biased opinion about the possible outcome of a Future Event.</text:p>
      <text:p text:style-name="P216"><text:span text:style-name="T217">3.</text:span><text:span text:style-name="T218"><text:s/>has</text:span><text:span text:style-name="T219">Effect</text:span><text:span text:style-name="T220">: A property linking a single event or series of events<text:s/></text:span><text:span text:style-name="T221">which results</text:span><text:span text:style-name="T222"><text:s/>brings to the same<text:s/></text:span><text:span text:style-name="T223">effect</text:span><text:span text:style-name="T224">.<text:s/></text:span></text:p>
      <text:p text:style-name="P225"/>
      <text:p text:style-name="P226">Key Concepts</text:p>
      <text:p text:style-name="P227">The followings represent some of the key concepts extracted from the user story that have been used to align some of the classes of Hot Hand Fallacy Ontology with the semantic frames contained in the Framester Hub.</text:p>
      <text:p text:style-name="P228"/>
      <text:p text:style-name="P229">Bettor</text:p>
      <text:p text:style-name="P230">Bet</text:p>
      <text:p text:style-name="P231">Match</text:p>
      <text:p text:style-name="P232">Fallacy</text:p>
      <text:p text:style-name="P233">Bias</text:p>
      <text:p text:style-name="P234">Cognitive</text:p>
      <text:p text:style-name="P235">Event</text:p>
      <text:soft-page-break/>
      <text:p text:style-name="P236">Indipendent</text:p>
      <text:p text:style-name="P237">Sequence</text:p>
      <text:p text:style-name="P238">Row</text:p>
      <text:p text:style-name="P239">Victory</text:p>
      <text:p text:style-name="P240">Previous</text:p>
      <text:p text:style-name="P241">Next</text:p>
      <text:p text:style-name="P242">Football team</text:p>
      <text:p text:style-name="P243">Belief</text:p>
      <text:p text:style-name="P244">Influence</text:p>
      <text:p text:style-name="P245">Decision</text:p>
      <text:p text:style-name="P246">Judgment</text:p>
      <text:p text:style-name="P247">Result</text:p>
      <text:p text:style-name="P248">Likelihood</text:p>
      <text:p text:style-name="P249">Success</text:p>
      <text:p text:style-name="P250">Streaks</text:p>
      <text:p text:style-name="P251">Chosen Framster Frames</text:p>
      <text:p text:style-name="P252">These are the frames used for the alignment of the ontology ‘s classes:</text:p>
      <text:p text:style-name="P253"><text:span text:style-name="T254">Event</text:span><text:span text:style-name="T255"><text:s/>(</text:span><text:a xlink:href="https://w3id.org/framester/data/framestercore/Event" office:target-frame-name="_top" xlink:show="replace"><text:span text:style-name="T256">https://w3id.org/framester/data/framestercore/Event</text:span></text:a><text:span text:style-name="T257">)</text:span></text:p>
      <text:p text:style-name="P258">An Event takes place at a Place and Time. Big earthquakes only happen along plate boundaries. INI The party will take place on Sunday in the all-you-can-eat buffet.</text:p>
      <text:p text:style-name="P259"><text:span text:style-name="T260">Occurence(Football Team Match Bet)=&gt;</text:span><text:bookmark-start text:name="_Hlk158628326"/><text:span text:style-name="T261">fs:</text:span><text:span text:style-name="T262">Event</text:span><text:span text:style-name="T263">=&gt;fs:FutureEvent</text:span><text:bookmark-end text:name="_Hlk158628326"/></text:p>
      <text:p text:style-name="P264"><text:span text:style-name="T265">Activity<text:s/></text:span><text:span text:style-name="T266">(</text:span><text:a xlink:href="https://w3id.org/framester/data/framestercore/Activity" office:target-frame-name="_top" xlink:show="replace"><text:span text:style-name="T267">https://w3id.org/framester/data/framestercore/Activity</text:span></text:a><text:span text:style-name="T268">)</text:span></text:p>
      <text:p text:style-name="P269">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70"><text:span text:style-name="T271">Activity(Sports Bet</text:span><text:span text:style-name="T272">s</text:span><text:span text:style-name="T273">)</text:span><text:span text:style-name="T274">=</text:span><text:span text:style-name="T275">&gt; Activity</text:span></text:p>
      <text:p text:style-name="P276"><text:span text:style-name="T277">Sequence<text:s/></text:span><text:span text:style-name="T278">(</text:span><text:a xlink:href="https://w3id.org/framester/data/framestercore/Sequence" office:target-frame-name="_top" xlink:show="replace"><text:span text:style-name="T279">https://w3id.org/framester/data/framestercore/Sequence</text:span></text:a><text:span text:style-name="T280">)</text:span></text:p>
      <text:p text:style-name="P281">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2">Past Occurrences Series (Football Team Match<text:s/>Bet<text:s/>Series)=&gt;<text:s/>fs:Sequence</text:p>
      <text:soft-page-break/>
      <text:p text:style-name="P283"><text:span text:style-name="T284">Probability</text:span><text:span text:style-name="T285"><text:s/>(</text:span><text:a xlink:href="https://w3id.org/framester/data/framestercore/Probability" office:target-frame-name="_top" xlink:show="replace"><text:span text:style-name="T286">https://w3id.org/framester/data/framestercore/Probability</text:span></text:a><text:span text:style-name="T287">)</text:span></text:p>
      <text:p text:style-name="P288">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89">Probabilty=&gt; fs:Probability</text:p>
      <text:p text:style-name="P290">Entities used from other resources:</text:p>
      <text:p text:style-name="P291">FOAF</text:p>
      <text:p text:style-name="P292"><text:span text:style-name="T293">Person</text:span><text:span text:style-name="T294">: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95">Sport Bettor=&gt;foaf:Person</text:p>
      <text:p text:style-name="P296">DBpedia</text:p>
      <text:p text:style-name="P297">Success</text:p>
      <text:p text:style-name="P29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299">Victory(Winning Bet)=&gt; dbo:Success</text:p>
      <text:p text:style-name="P300"/>
      <text:p text:style-name="P301">Used Content ODPs</text:p>
      <text:p text:style-name="P302">The following represent the Content Ontology Design Patterns adopted to model the Hot Hand Fallacy Ontology. Most of these ODP’s classes and properties have been used and combined together during the modeling process.</text:p>
      <text:p text:style-name="P303"><text:span text:style-name="T304">Affected By</text:span></text:p>
      <text:p text:style-name="P305"><text:span text:style-name="T306">To represent properties/qualities that may affect the status of a feature of interest.</text:span></text:p>
      <text:p text:style-name="P307"><text:span text:style-name="T308">(</text:span><text:a xlink:href="http://ontologydesignpatterns.org/wiki/Submissions:AffectedBy" office:target-frame-name="_top" xlink:show="replace"><text:span text:style-name="T309">http://ontologydesignpatterns.org/wiki/Submissions:AffectedBy</text:span></text:a><text:span text:style-name="T310">)</text:span></text:p>
      <text:p text:style-name="P311"/>
      <text:p text:style-name="P312"><text:a office:title="Submissions:An Ontology Design Pattern for Activity Reasoning" xlink:href="http://ontologydesignpatterns.org/wiki/Submissions:An_Ontology_Design_Pattern_for_Activity_Reasoning" office:target-frame-name="_top" xlink:show="replace"><text:span text:style-name="T313">An Ontology Design Pattern for Activity Reasoning</text:span></text:a></text:p>
      <text:p text:style-name="P314">To incorporate the general two perspectives of activities: a workflow perspective, which are often observed in planning-related applications, and a spatiotemporal perspective, which are often found in geographic activity analysis.</text:p>
      <text:p text:style-name="P315"><text:span text:style-name="T316">(</text:span><text:a xlink:href="http://ontologydesignpatterns.org/wiki/Submissions:An_Ontology_Design_Pattern_for_Activity_Reasoning" office:target-frame-name="_top" xlink:show="replace"><text:span text:style-name="T317">http://ontologydesignpatterns.org/wiki/Submissions:An_Ontology_Design_Pattern_for_Activity_Reasoning</text:span></text:a><text:span text:style-name="T318">)</text:span></text:p>
      <text:p text:style-name="P319"/>
      <text:p text:style-name="P320"><text:span text:style-name="T321">Param</text:span><text:span text:style-name="T322">e</text:span><text:span text:style-name="T323">ter</text:span></text:p>
      <text:p text:style-name="P324">To represent parameters to be used for a certain concept.</text:p>
      <text:p text:style-name="P325"><text:span text:style-name="T326">(</text:span><text:a xlink:href="http://ontologydesignpatterns.org/wiki/Submissions:Parameter" office:target-frame-name="_top" xlink:show="replace"><text:span text:style-name="T327">http://ontologydesignpatterns.org/wiki/Submissions:Parameter</text:span></text:a><text:span text:style-name="T328">)</text:span></text:p>
      <text:p text:style-name="P329"/>
      <text:soft-page-break/>
      <text:p text:style-name="P330"><text:span text:style-name="T331">Part Of</text:span></text:p>
      <text:p text:style-name="P332"><text:span text:style-name="T333">To represents entities and their parts.</text:span></text:p>
      <text:p text:style-name="P334"><text:span text:style-name="T335">(</text:span><text:a xlink:href="http://ontologydesignpatterns.org/wiki/Submissions:PartOf" office:target-frame-name="_top" xlink:show="replace"><text:span text:style-name="T336">http://ontologydesignpatterns.org/wiki/Submissions:PartOf</text:span></text:a><text:span text:style-name="T337">)</text:span></text:p>
      <text:p text:style-name="P338"/>
      <text:p text:style-name="P339"><text:span text:style-name="T340">Provenanc</text:span><text:span text:style-name="T341">e</text:span></text:p>
      <text:p text:style-name="P342"><text:span text:style-name="T343">Extracted core of PROV-O</text:span></text:p>
      <text:p text:style-name="P344"><text:span text:style-name="T345">(</text:span><text:a xlink:href="http://ontologydesignpatterns.org/wiki/Submissions:Provenance" office:target-frame-name="_top" xlink:show="replace"><text:span text:style-name="T346">http://ontologydesignpatterns.org/wiki/Submissions:Provenance</text:span></text:a><text:span text:style-name="T347">)</text:span></text:p>
      <text:p text:style-name="P348"/>
      <text:p text:style-name="P349"><text:span text:style-name="T350">RecurrentEventSeries</text:span></text:p>
      <text:p text:style-name="P351"><text:span text:style-name="T352">To represent recurrent event series as situations and collections of consecutive events, with a regular time period between events and unifying factors.</text:span><text:span text:style-name="T353"><text:s/>(</text:span><text:a xlink:href="http://ontologydesignpatterns.org/wiki/Submissions:RecurrentEventSeries" office:target-frame-name="_top" xlink:show="replace"><text:span text:style-name="T354">http://ontologydesignpatterns.org/wiki/Submissions:RecurrentEventSeries</text:span></text:a><text:span text:style-name="T355">)</text:span></text:p>
      <text:p text:style-name="P356"/>
      <text:p text:style-name="P357"/>
      <text:p text:style-name="P358">Bibliography</text:p>
      <text:p text:style-name="P359">Following resources have been used to have a better understanding of the Hot Hand Fallacy Bias:</text:p>
      <text:p text:style-name="P360"><text:span text:style-name="T361">Wikipedia</text:span><text:span text:style-name="T362">,<text:s/></text:span><text:span text:style-name="T363">Hot Hand Fallacy</text:span><text:span text:style-name="T364">, (</text:span><text:a xlink:href="https://en.wikipedia.org/wiki/Hot_hand" office:target-frame-name="_top" xlink:show="replace"><text:span text:style-name="T365">https://en.wikipedia.org/wiki/Hot_hand</text:span></text:a><text:span text:style-name="T366">);</text:span></text:p>
      <text:p text:style-name="P367"/>
      <text:p text:style-name="P368"><text:span text:style-name="T369">James Sundali, Rachel Croson</text:span><text:span text:style-name="T370">,<text:s/></text:span><text:span text:style-name="T371">Biases in casino betting: The hot hand and the gambler’s fallacy<text:s/></text:span><text:span text:style-name="T372">in<text:s/></text:span><text:span text:style-name="T373">Judgment and Decision Making</text:span><text:span text:style-name="T374">, Vol. 1, Issue 1 (2006), pp. 1 – 12, (DOI:</text:span><text:a xlink:href="https://doi.org/10.1017/S1930297500000309" office:target-frame-name="_top" xlink:show="replace"><text:span text:style-name="T375">https://doi.org/10.1017/S1930297500000309</text:span></text:a><text:span text:style-name="T376"><text:s/>)</text:span></text:p>
      <text:p text:style-name="P377"/>
      <text:p text:style-name="P378">Final Notes</text:p>
      <text:p text:style-name="P379"/>
      <text:p text:style-name="P380"><text:span text:style-name="T381">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fo:line-height="103%"/>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fo:border="0in none #000000" fo:padding="0in" style:shadow="none"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12T17:24:00Z</dc:date>
    <meta:template xlink:href="Normal.dotm" xlink:type="simple"/>
    <meta:editing-cycles>80</meta:editing-cycles>
    <meta:editing-duration>PT54120S</meta:editing-duration>
    <meta:user-defined meta:name="Info 1"/>
    <meta:user-defined meta:name="Info 2"/>
    <meta:user-defined meta:name="Info 3"/>
    <meta:user-defined meta:name="Info 4"/>
    <meta:document-statistic meta:page-count="6" meta:paragraph-count="29" meta:word-count="2181" meta:character-count="14586" meta:row-count="103" meta:non-whitespace-character-count="12434"/>
  </office:meta>
</office:document-meta>
</file>